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mm" fo:margin-right="0mm" fo:text-align="justify" style:justify-single-word="false" fo:text-indent="0mm" style:auto-text-indent="false" style:writing-mode="rl-tb"/>
      <style:text-properties style:font-name="XB Zar" style:font-name-complex="XB Zar"/>
    </style:style>
    <style:style style:name="P8"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list-style-name="L1">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پیوست ۱- رفع مشکل</text:p>
      <text:p text:style-name="P2"/>
      <text:p text:style-name="P2"/>
      <text:p text:style-name="P3">در این پیوست به مشکل‌های احتمالی در هنگام نصب و راه‌اندازی سیستم‌عامل دبیان گنو/لینوکس در کنار سیستم‌عامل‌های دیگر اشاره می‌گردد و راه‌حل‌های آن‌ها نیز ارائه می‌شود.</text:p>
      <text:p text:style-name="P3"/>
      <text:p text:style-name="P4">۱- عدم شناسایی مایکروسافت ویندوز پس از نصب سیستم‌عامل دبیان گنو/لینوکس<text:span text:style-name="T1">:</text:span></text:p>
      <text:p text:style-name="P3">از معمول‌ترین مشکل‌های پس از نصب سیستم‌عامل دبیان گنو/لینوکس، نصب بوت‌لودر گراب در سیستم و عدم شناسایی سیستم‌عامل ویندوز است. این مشکل دو حالت دارد:</text:p>
      <text:p text:style-name="P3"><text:span text:style-name="T2">الف)</text:span> لینوکس روی پارتیشن ویندوز نصب شده است که در این حالت دیگر نمی‌توان اطلاعات را به حالت اول برگرداند مگر از نرم‌افزارهای بازیابی داده‌ها<text:note text:id="ftn1" text:note-class="footnote"><text:note-citation>1</text:note-citation><text:note-body><text:p text:style-name="Footnote">Data Recovery Tools</text:p></text:note-body></text:note> استفاده کنید.</text:p>
      <text:p text:style-name="P3"><text:span text:style-name="T2">ب)</text:span> لینوکس روی پارتیشن دیگری نصب شده است اما ویندوز در فهرست سیستم‌عامل‌های موجود در بوت‌لودر گراب نیست. در این حالت، ابتدا سیستم‌عامل دبیان را بوت کنید و با کاربر خود وارد سیستم شوید. سپس گزینه‌ی Root Terminal را از منوی Applications → Accessories انتخاب کنید و دستور زیر را وارد کنید:</text:p>
      <table:table table:name="Table7" table:style-name="Table7">
        <table:table-column table:style-name="Table7.A"/>
        <table:table-row>
          <table:table-cell table:style-name="Table7.A1" office:value-type="string">
            <text:p text:style-name="P8">root@debian:~# update-grub2</text:p>
          </table:table-cell>
        </table:table-row>
      </table:table>
      <text:p text:style-name="P3">سپس تنظیمات بوت‌لودر گراب بازخوانی و بازسازی می‌شود و سیستم‌عامل مایکروسافت ویندوز به فهرست سیستم‌عامل‌ها اضافه می‌شود.</text:p>
      <text:p text:style-name="P3"/>
      <text:p text:style-name="P3"><text:span text:style-name="T2">۲- عدم شناسایی سیستم‌عامل دبیان گنو/لینوکس</text:span>:</text:p>
      <text:p text:style-name="P3">از دلیل‌های مهم این است که سیستم‌عامل دبیان ابتدا نصب شده است و سپس سیستم‌عامل ویندوز روی سیستم نصب شده است. چون ویندوز برای همزیستی با سیستم‌عامل‌های دیگر طراحی نشده است، در بوت‌لودر خود نام سیستم‌عامل گنو/لینوکس را نمایش نمی‌دهد. دو را حل برای این کار وجود دارد:</text:p>
      <text:p text:style-name="P3"><text:span text:style-name="T2">الف)</text:span> سیستم‌عامل دبیان بهتر است پس از نصب سیستم‌عامل ویندوز نصب شود تا بوت‌لودر گراب سیستم‌عامل‌های موجود در سیستم را بشناسد و در فهرست خود اضافه کند.</text:p>
      <text:p text:style-name="P7"><text:span text:style-name="T3">ب)</text:span><text:span text:style-name="T4"> راه حل دوم استفاده از دیسک اول دبیان برای بازیابی و نصب بوت‌لودر گراب است. به این منظور ابتدا توسط دیسک اول دبیان سیستم خود را بوت کنید. سپس از منوی Advanced Options گزینه‌ی Rescue mode را انتخاب کنید و مراحل زیر را دنبال کنید:</text:span></text:p>
      <text:list xml:id="list941716760" text:style-name="L1">
        <text:list-item>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text:soft-page-break/>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1" table:style-name="Table1">
        <table:table-column table:style-name="Table1.A"/>
        <table:table-row>
          <table:table-cell table:style-name="Table1.A1" office:value-type="string">
            <text:p text:style-name="P8"># grub-install /dev/sda</text:p>
            <text:p text:style-name="P8"># update-grub2</text:p>
            <text:p text:style-name="P8"># exit</text:p>
          </table:table-cell>
        </table:table-row>
      </table:table>
      <text:p text:style-name="P3">در این دستورها، dev/sda/ به معنای کل هارددیسک است. دستور اول، بوت‌لودر گراب را نصب می‌کند و دستور دوم تنظیمات بوت‌لودر گراب را بازخوانی و بازسازی می‌کند. دستور آخر، شما را از محیط حاضر خارج <text:s/>می‌کند. در این صورت، پنجره‌ای نمایش داده خواهد شد که با انتخاب Reboot the system می‌توانید سیستم خود را reboot کنید.</text:p>
      <text:p text:style-name="P3">پس از طی این مراحل، سیستم‌عامل دبیان و سیستم‌عامل‌های دیگر در فهرست بوت‌لودر گراب نمایش داده می‌شود.</text:p>
      <text:p text:style-name="P6"/>
      <text:p text:style-name="P5">3- فراموش کردن رمز عبور کاربر:</text:p>
      <text:p text:style-name="P3">اگر رمز عبور کاربر خود یا کاربر ریشه را فراموش کرده‌اید، از روش زیر برای تنظیم رمز عبور جدید برای ورود به سیستم استفاده کنید:</text:p>
      <text:p text:style-name="P3">ابتدا توسط دیسک اول دبیان سیستم خود را بوت کنید. سپس از منوی Advanced Options گزینه‌ی Rescue mode را انتخاب کنید و مراحل زیر را دنبال کنید:</text:p>
      <text:list xml:id="list1690079357" text:continue-list="list941716760" text:style-name="L1">
        <text:list-item text:start-value="1">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2" table:style-name="Table2">
        <table:table-column table:style-name="Table2.A"/>
        <table:table-row>
          <table:table-cell table:style-name="Table2.A1" office:value-type="string">
            <text:p text:style-name="P8"># passwd root</text:p>
            <text:p text:style-name="P8"># passwd user1</text:p>
            <text:p text:style-name="P8"># exit</text:p>
          </table:table-cell>
        </table:table-row>
      </table:table>
      <text:p text:style-name="P3"><text:soft-page-break/>دستور اول، رمز عبور جدیدی برای کاربر ریشه تنظیم می‌کند. دستور دوم، رمز عبور کاربر user1 را تغییر می‌دهد. دستور آخر، شما را از محیط حاضر خارج <text:s/>می‌کند. در این صورت، پنجره‌ای نمایش داده خواهد شد که با انتخاب Reboot the system می‌توانید سیستم خود را reboot کنید. پس از طی این مراحل، می‌توانید با رمز عبور جدید وارد سیستم شوید.</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8T02:08:43</dc:date>
    <dc:creator>Mostafa Moradian</dc:creator>
    <meta:editing-duration>P1DT1H46M15S</meta:editing-duration>
    <meta:editing-cycles>374</meta:editing-cycles>
    <meta:generator>LibreOffice/3.3$Linux LibreOffice_project/330m19$Build-202</meta:generator>
    <meta:document-statistic meta:table-count="3" meta:image-count="0" meta:object-count="0" meta:page-count="3" meta:paragraph-count="43" meta:word-count="960" meta:character-count="4762"/>
  </office:meta>
</office:document-meta>
</file>